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e588" officeooo:paragraph-rsid="001ee5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ic int flag = 0;</text:p>
      <text:p text:style-name="P1">static DECLARE_WAIT_QUEUE_HEAD(wq);</text:p>
      <text:p text:style-name="P1">static struct task_struct *mythread = NULL;</text:p>
      <text:p text:style-name="P1"></text:p>
      <text:p text:style-name="P1">/*spin lock*/</text:p>
      <text:p text:style-name="P1">static spinlock_t my_lock;</text:p>
      <text:p text:style-name="P1"></text:p>
      <text:p text:style-name="P1">typedef struct Queuedata</text:p>
      <text:p text:style-name="P1">{</text:p>
      <text:p text:style-name="P1"><text:s text:c="8"/>struct list_head list; <text:s/>// linked list</text:p>
      <text:p text:style-name="P1"><text:s text:c="8"/>struct urb *data_urb; <text:s text:c="2"/>// queue data</text:p>
      <text:p text:style-name="P1"></text:p>
      <text:p text:style-name="P1">}QueueData;</text:p>
      <text:p text:style-name="P1">QueueData *new1,*newNode1;</text:p>
      <text:p text:style-name="P1">INIT_LIST_HEAD(&amp;(new1-&gt;list)); // list head initialized </text:p>
      <text:p text:style-name="P1"></text:p>
      <text:p text:style-name="P1"></text:p>
      <text:p text:style-name="P1">int IsEmpty(struct Queue *newNode)</text:p>
      <text:p text:style-name="P1">{</text:p>
      <text:p text:style-name="P1"><text:s text:c="8"/>int <text:s text:c="2"/>ret;</text:p>
      <text:p text:style-name="P1">spin_unlock_irqsave(&amp;my_lock, E_flags);</text:p>
      <text:p text:style-name="P1"><text:s text:c="8"/>ret = list_empty(&amp;(newNode-&gt;list));</text:p>
      <text:p text:style-name="P1">spin_unlock_irqrestore(&amp;my_lock, E_flags);</text:p>
      <text:p text:style-name="P1"><text:s text:c="8"/>return ret;</text:p>
      <text:p text:style-name="P1">}</text:p>
      <text:p text:style-name="P1"></text:p>
      <text:p text:style-name="P1"/>
      <text:p text:style-name="P1">void Enqueue(struct urb *urb)</text:p>
      <text:p text:style-name="P1">{</text:p>
      <text:p text:style-name="P1"><text:s text:c="8"/>int ret;</text:p>
      <text:p text:style-name="P1"><text:s text:c="8"/>unsigned long Eq_flag;</text:p>
      <text:p text:style-name="P1"><text:s text:c="16"/></text:p>
      <text:p text:style-name="P1"><text:s text:c="8"/>struct QueueData *qdata,*headptr;</text:p>
      <text:p text:style-name="P1"><text:s text:c="8"/>qdata = (QueueData *) kzalloc(sizeof(QueueData),GFP_ATOMIC);</text:p>
      <text:p text:style-name="P1"><text:s text:c="8"/>if((ret = usb_submit_urb(urb,GFP_ATOMIC))&lt;0)</text:p>
      <text:p text:style-name="P1"><text:s text:c="8"/>{</text:p>
      <text:p text:style-name="P1"><text:s text:c="16"/>printk(KERN_ERR "Failed to resubmit status URB (%d).\n",ret); <text:s text:c="15"/></text:p>
      <text:p text:style-name="P1"><text:s text:c="8"/>}</text:p>
      <text:p text:style-name="P1"></text:p>
      <text:p text:style-name="P1"><text:s text:c="8"/>if(!qdata)</text:p>
      <text:p text:style-name="P1"><text:s text:c="8"/>{</text:p>
      <text:p text:style-name="P1"><text:s text:c="16"/>printk(KERN_ALERT "Enqueue:kzalloc failed\n");</text:p>
      <text:p text:style-name="P1"><text:s text:c="16"/>return ;</text:p>
      <text:p text:style-name="P1"><text:s text:c="8"/>}</text:p>
      <text:p text:style-name="P1"></text:p>
      <text:p text:style-name="P1"><text:s text:c="8"/>qdata-&gt;data_urb = urb;</text:p>
      <text:p text:style-name="P1"><text:s text:c="8"/></text:p>
      <text:p text:style-name="P1"><text:s text:c="8"/>spin_lock_irqsave(&amp;my_lock, Eq_flag);</text:p>
      <text:p text:style-name="P1"><text:s text:c="8"/>list_add_tail(&amp;(qdata-&gt;list),&amp;(headptr-&gt;list));</text:p>
      <text:p text:style-name="P1"><text:s text:c="8"/>spin_unlock_irqrestore(&amp;my_lock,Eq_flag);</text:p>
      <text:p text:style-name="P1"></text:p>
      <text:p text:style-name="P1"><text:s text:c="8"/>printk("\n%s: called from this LINE:%d\n", __func__,__LINE__);</text:p>
      <text:p text:style-name="P1"><text:soft-page-break/><text:s text:c="8"/>flag =1;</text:p>
      <text:p text:style-name="P1"><text:s text:c="8"/>wake_up_interruptible(&amp;wq); <text:s text:c="107"/></text:p>
      <text:p text:style-name="P1"></text:p>
      <text:p text:style-name="P1"><text:s text:c="8"/>return <text:s/>; <text:s text:c="6"/></text:p>
      <text:p text:style-name="P1">}</text:p>
      <text:p text:style-name="P1"/>
      <text:p text:style-name="P1">int threadfn_Dequeue(void *newnode)</text:p>
      <text:p text:style-name="P1">{</text:p>
      <text:p text:style-name="P1"></text:p>
      <text:p text:style-name="P1"><text:s text:c="8"/>struct file *fp;</text:p>
      <text:p text:style-name="P1">QueueData *headNode = (struct Queue*) newnode;</text:p>
      <text:p text:style-name="P1"></text:p>
      <text:p text:style-name="P1"><text:s text:c="8"/>printk("\n%s: called from this LINE:%d\n", __func__,__LINE__);</text:p>
      <text:p text:style-name="P1"><text:s text:c="8"/>printk("Caller is %pS\n", __builtin_return_address(0));</text:p>
      <text:p text:style-name="P1"><text:s text:c="8"/>printk("Caller is %pS\n", __builtin_return_address(1));</text:p>
      <text:p text:style-name="P1"><text:s text:c="8"/>printk("Caller is %pS\n", __builtin_return_address(2));</text:p>
      <text:p text:style-name="P1"></text:p>
      <text:p text:style-name="P1"><text:s text:c="8"/>fp = filp_open("/home/naveen/sample.yuv", O_WRONLY | O_CREAT | O_APPEND , 0664);</text:p>
      <text:p text:style-name="P1"><text:s text:c="8"/>if(fp == NULL)</text:p>
      <text:p text:style-name="P1"><text:s text:c="16"/>printk(KERN_ALERT "filp_open error!!.\n");</text:p>
      <text:p text:style-name="P1"></text:p>
      <text:p text:style-name="P1"><text:s text:c="8"/>while (!kthread_should_stop()) {/*The thread cannot exit until the </text:p>
      <text:p text:style-name="P1"><text:s text:c="41"/>*kthread_should_stop() function returns 1*/</text:p>
      <text:p text:style-name="P1"><text:s text:c="16"/>wait_event_interruptible(wq, flag == 1);</text:p>
      <text:p text:style-name="P1"><text:s text:c="16"/>loff_t pos = 0 ;</text:p>
      <text:p text:style-name="P1"><text:s text:c="16"/>while(1){</text:p>
      <text:p text:style-name="P1"><text:s text:c="24"/>QueueData *qdata1;</text:p>
      <text:p text:style-name="P1"><text:s text:c="24"/>unsigned long int No_of_packets=0,Dq_flag;</text:p>
      <text:p text:style-name="P1"><text:s text:c="24"/>loff_t current_pos = 0 ;</text:p>
      <text:p text:style-name="P1"><text:s text:c="24"/>printk("\n%s:while 1 called from this LINE:%d\n", __func__,__LINE__);</text:p>
      <text:p text:style-name="P1"></text:p>
      <text:p text:style-name="P1"><text:s text:c="24"/>if(IsEmpty(headNode))</text:p>
      <text:p text:style-name="P1"><text:s text:c="24"/>{</text:p>
      <text:p text:style-name="P1"><text:s text:c="24"/>//ret = list_empty(&amp;(newNode-&gt;list));</text:p>
      <text:p text:style-name="P1"><text:s text:c="32"/>printk("linst is empty\n");</text:p>
      <text:p text:style-name="P1"><text:s text:c="32"/>break ;</text:p>
      <text:p text:style-name="P1"><text:s text:c="24"/>}</text:p>
      <text:p text:style-name="P1"></text:p>
      <text:p text:style-name="P1"><text:s text:c="24"/>spin_lock_irqsave(&amp;my_lock, Dq_flag);</text:p>
      <text:p text:style-name="P1"><text:s text:c="24"/>qdata1 = list_first_entry(&amp;(headNode-&gt;list),QueueData,list);</text:p>
      <text:p text:style-name="P1"><text:s text:c="24"/>spin_unlock_irqrestore(&amp;my_lock,Dq_flag);</text:p>
      <text:p text:style-name="P1"></text:p>
      <text:p text:style-name="P1"><text:s text:c="24"/>printk("\n%s: called from this LINE:%d\n", __func__,__LINE__);</text:p>
      <text:p text:style-name="P1"><text:s text:c="24"/>No_of_packets = qdata1-&gt;data_urb-&gt;number_of_packets;</text:p>
      <text:p text:style-name="P1"><text:tab/><text:tab/> <text:s text:c="2"/>for(k=0 ; k &lt; No_of_packets ; k++)</text:p>
      <text:p text:style-name="P1"><text:s text:c="24"/>{</text:p>
      <text:p text:style-name="P1"><text:s text:c="32"/>unsigned long int actual_len=0,len=0;</text:p>
      <text:p text:style-name="P1"><text:s text:c="32"/>int temp_len=1024;</text:p>
      <text:p text:style-name="P1"><text:s text:c="32"/>actual_len = qdata1-&gt;data_urb-&gt;iso_frame_desc[k].actual_length;</text:p>
      <text:p text:style-name="P1"><text:s text:c="32"/>current_pos = qdata1-&gt;data_urb-&gt;iso_frame_desc[k].offset;</text:p>
      <text:p text:style-name="P1"><text:s text:c="32"/>if((qdata1-&gt;data_urb-&gt;iso_frame_desc[k].actual_length) !=0){</text:p>
      <text:p text:style-name="P1"><text:soft-page-break/><text:s text:c="40"/>printk("%s:%d:---&gt;tail actual_length:%d\n",</text:p>
      <text:p text:style-name="P1"><text:s text:c="56"/>__func__,__LINE__,qdata1-&gt;data_urb-&gt;iso_frame_desc[k].actual_length);</text:p>
      <text:p text:style-name="P1"><text:s text:c="32"/>}</text:p>
      <text:p text:style-name="P1"></text:p>
      <text:p text:style-name="P1"><text:s text:c="32"/>if((actual_len != 0) &amp;&amp;(actual_len != 12)){</text:p>
      <text:p text:style-name="P1"><text:s text:c="40"/>if(actual_len &lt;= temp_len){</text:p>
      <text:p text:style-name="P1"><text:s text:c="48"/>printk("%s:%dactual_len=%ld\n", __func__,__LINE__,actual_len);</text:p>
      <text:p text:style-name="P1"><text:s text:c="48"/>len = vfs_write(fp, (char *)(qdata1-&gt;data_urb-&gt;transfer_buffer)+current_pos,</text:p>
      <text:p text:style-name="P1"><text:s text:c="64"/>actual_len, &amp;fp-&gt;f_pos);</text:p>
      <text:p text:style-name="P1"><text:s text:c="48"/>pos = pos+len;</text:p>
      <text:p text:style-name="P1"><text:s text:c="48"/>current_pos = current_pos + len;</text:p>
      <text:p text:style-name="P1"><text:s text:c="40"/>}</text:p>
      <text:p text:style-name="P1"><text:s text:c="40"/>else {</text:p>
      <text:p text:style-name="P1"><text:s text:c="48"/>while(actual_len != 0) {</text:p>
      <text:p text:style-name="P1"><text:s text:c="56"/>printk("%s:%dactual_len=%ld\n",__func__,__LINE__,actual_len);</text:p>
      <text:p text:style-name="P1"></text:p>
      <text:p text:style-name="P1"><text:s text:c="56"/>len = vfs_write(fp,(char*)(qdata1-&gt;data_urb-&gt;transfer_buffer)+current_pos,</text:p>
      <text:p text:style-name="P1"><text:s text:c="72"/>temp_len, &amp;fp-&gt;f_pos);</text:p>
      <text:p text:style-name="P1"><text:s text:c="56"/>if (len &lt; 0) {</text:p>
      <text:p text:style-name="P1"><text:s text:c="64"/>printk(KERN_ERR "vfs_write failed\n");</text:p>
      <text:p text:style-name="P1"><text:s text:c="56"/>}</text:p>
      <text:p text:style-name="P1"><text:s text:c="56"/>actual_len = actual_len - len;</text:p>
      <text:p text:style-name="P1"><text:s text:c="56"/>if(actual_len &lt; temp_len)</text:p>
      <text:p text:style-name="P1"><text:s text:c="64"/>temp_len = actual_len;</text:p>
      <text:p text:style-name="P1"><text:s text:c="56"/>current_pos = current_pos + len;</text:p>
      <text:p text:style-name="P1"><text:s text:c="56"/>pos = pos + len;</text:p>
      <text:p text:style-name="P1"><text:s text:c="48"/>}</text:p>
      <text:p text:style-name="P1"><text:s text:c="40"/>}</text:p>
      <text:p text:style-name="P1"><text:s text:c="32"/>}</text:p>
      <text:p text:style-name="P1"><text:s text:c="24"/>}</text:p>
      <text:p text:style-name="P1"><text:s text:c="24"/>list_del(&amp;(qdata1-&gt;list));</text:p>
      <text:p text:style-name="P1"><text:s text:c="24"/>kfree((void*)qdata1);</text:p>
      <text:p text:style-name="P1"><text:tab/><text:tab/> <text:s/>flag = 0;</text:p>
      <text:p text:style-name="P1"><text:s text:c="16"/>}</text:p>
      <text:p text:style-name="P1"><text:s text:c="8"/>}</text:p>
      <text:p text:style-name="P1"><text:s text:c="8"/>return 0;</text:p>
      <text:p text:style-name="P1">}</text:p>
      <text:p text:style-name="P1"/>
      <text:p text:style-name="P1"/>
      <text:p text:style-name="P1"/>
      <text:p text:style-name="P1">mythread = kthread_run(threadfn_Dequeue,(void*)newNode1,"kernel_thread");</text:p>
      <text:p text:style-name="P1"><text:s text:c="8"/>if (mythread)</text:p>
      <text:p text:style-name="P1"><text:s text:c="16"/>printk(KERN_INFO "Thread Created successfully\n");</text:p>
      <text:p text:style-name="P1"><text:s text:c="8"/>else</text:p>
      <text:p text:style-name="P1"><text:s text:c="16"/>printk(KERN_ERR "Thread creation failed\n");</text:p>
      <text:p text:style-name="P1"><text:s text:c="8"/>return 0;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09:58:34.936345792</meta:creation-date>
    <dc:date>2018-02-09T10:09:27.263213281</dc:date>
    <meta:editing-duration>P0D</meta:editing-duration>
    <meta:editing-cycles>1</meta:editing-cycles>
    <meta:document-statistic meta:table-count="0" meta:image-count="0" meta:object-count="0" meta:page-count="3" meta:paragraph-count="144" meta:word-count="355" meta:character-count="6291" meta:non-whitespace-character-count="3271"/>
    <meta:generator>LibreOffice/4.2.8.2$Linux_X86_64 LibreOffice_project/420m0$Build-2</meta:generator>
  </office:meta>
</office:document-meta>
</file>